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8cm"/>
    </style:style>
    <style:style style:name="gr2" style:family="graphic" style:parent-style-name="standard">
      <style:graphic-properties draw:stroke="none" svg:stroke-color="#000000" draw:fill="none" draw:fill-color="#ffffff" fo:min-height="2.2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1.4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text-properties fo:font-family="'Ubuntu Light'" style:font-pitch="variable"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family="'Ubuntu Light'" style:font-pitch="variable" fo:font-size="26pt" fo:language="en" fo:country="US" style:font-size-asian="26pt" style:font-size-complex="26pt"/>
    </style:style>
    <style:style style:name="T2" style:family="text">
      <style:text-properties fo:font-family="'Ubuntu Light'" style:font-pitch="variable" fo:font-size="26pt" style:font-size-asian="26pt" style:font-size-complex="26pt"/>
    </style:style>
    <style:style style:name="T3" style:family="text">
      <style:text-properties fo:font-family="'Ubuntu Light'" style:font-pitch="variable" fo:font-size="26pt" fo:language="en" fo:country="US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2cm" svg:height="3.388cm" svg:x="4.768cm" svg:y="6.243cm">
          <draw:text-box>
            <text:p><text:span text:style-name="T1">Write</text:span><text:span text:style-name="T2"> </text:span></text:p>
            <text:p><text:span text:style-name="T2">a </text:span><text:span text:style-name="T3">failing</text:span><text:span text:style-name="T2"> </text:span></text:p>
            <text:p><text:span text:style-name="T2">test</text:span></text:p>
          </draw:text-box>
        </draw:frame>
        <draw:frame draw:style-name="gr2" draw:text-style-name="P1" xml:id="id2" draw:id="id2" draw:layer="layout" svg:width="3.4cm" svg:height="2.45cm" svg:x="9.518cm" svg:y="2.9cm">
          <draw:text-box>
            <text:p><text:span text:style-name="T2">Make </text:span></text:p>
            <text:p><text:span text:style-name="T2">it pass</text:span></text:p>
          </draw:text-box>
        </draw:frame>
        <draw:frame draw:style-name="gr3" draw:text-style-name="P1" xml:id="id3" draw:id="id3" draw:layer="layout" svg:width="4.3cm" svg:height="1.6cm" svg:x="9.068cm" svg:y="10.95cm">
          <draw:text-box>
            <text:p><text:span text:style-name="T2">Refactor</text:span></text:p>
          </draw:text-box>
        </draw:frame>
        <draw:connector draw:style-name="gr4" draw:text-style-name="P2" draw:layer="layout" draw:type="curve" svg:x1="6.868cm" svg:y1="6.243cm" svg:x2="9.518cm" svg:y2="4.125cm" draw:start-shape="id1" draw:start-glue-point="0" draw:end-shape="id2" draw:end-glue-point="3" svg:d="m6868 6243c0-1412 883-2118 2650-2118" svg:viewBox="0 0 2651 2119">
          <text:p/>
        </draw:connector>
        <draw:connector draw:style-name="gr4" draw:text-style-name="P2" draw:layer="layout" draw:type="curve" draw:line-skew="0.925cm" svg:x1="12.918cm" svg:y1="4.125cm" svg:x2="13.368cm" svg:y2="11.75cm" draw:start-shape="id2" draw:start-glue-point="1" draw:end-shape="id3" draw:end-glue-point="1" svg:d="m12918 4125c2812 0 2587 7625 450 7625" svg:viewBox="0 0 2083 7626">
          <text:p/>
        </draw:connector>
        <draw:connector draw:style-name="gr4" draw:text-style-name="P2" draw:layer="layout" draw:type="curve" svg:x1="9.068cm" svg:y1="11.75cm" svg:x2="6.868cm" svg:y2="9.631cm" draw:start-shape="id3" draw:start-glue-point="3" draw:end-shape="id1" draw:end-glue-point="2" svg:d="m9068 11750c-1467 0-2200-706-2200-2119" svg:viewBox="0 0 2201 2120">
          <text:p/>
        </draw:connector>
        <draw:connector draw:style-name="gr4" draw:text-style-name="P2" draw:layer="layout" draw:type="curve" svg:x1="0.249cm" svg:y1="6.864cm" svg:x2="4.768cm" svg:y2="7.937cm" draw:end-shape="id1" svg:d="m249 6864c3015 0 756 1073 4519 1073" svg:viewBox="0 0 4520 1074">
          <text:p/>
        </draw:connector>
        <draw:frame draw:style-name="gr1" draw:text-style-name="P1" xml:id="id4" draw:id="id4" draw:layer="layout" svg:width="5.231cm" svg:height="3.388cm" svg:x="4.769cm" svg:y="20.843cm">
          <draw:text-box>
            <text:p><text:span text:style-name="T1">Write</text:span><text:span text:style-name="T2"> an </text:span><text:span text:style-name="T3">unfulfilled</text:span><text:span text:style-name="T2"> </text:span></text:p>
            <text:p><text:span text:style-name="T2">Statement</text:span></text:p>
          </draw:text-box>
        </draw:frame>
        <draw:frame draw:style-name="gr5" draw:text-style-name="P1" xml:id="id5" draw:id="id5" draw:layer="layout" svg:width="3.781cm" svg:height="1.45cm" svg:x="9.329cm" svg:y="17.75cm">
          <draw:text-box>
            <text:p><text:span text:style-name="T2">Fulfill it</text:span></text:p>
          </draw:text-box>
        </draw:frame>
        <draw:frame draw:style-name="gr3" draw:text-style-name="P1" xml:id="id6" draw:id="id6" draw:layer="layout" svg:width="4.3cm" svg:height="1.6cm" svg:x="9.069cm" svg:y="25.8cm">
          <draw:text-box>
            <text:p><text:span text:style-name="T2">Refactor</text:span></text:p>
          </draw:text-box>
        </draw:frame>
        <draw:connector draw:style-name="gr4" draw:text-style-name="P2" draw:layer="layout" draw:type="curve" svg:x1="7.384cm" svg:y1="20.843cm" svg:x2="9.329cm" svg:y2="18.475cm" draw:start-shape="id4" draw:start-glue-point="0" draw:end-shape="id5" draw:end-glue-point="3" svg:d="m7384 20843c0-1579 648-2368 1945-2368" svg:viewBox="0 0 1946 2369">
          <text:p/>
        </draw:connector>
        <draw:connector draw:style-name="gr4" draw:text-style-name="P2" draw:layer="layout" draw:type="curve" draw:line-skew="0.925cm" svg:x1="13.11cm" svg:y1="18.475cm" svg:x2="13.369cm" svg:y2="26.6cm" draw:start-shape="id5" draw:start-glue-point="1" draw:end-shape="id6" draw:end-glue-point="1" svg:d="m13110 18475c2526 0 2396 8125 259 8125" svg:viewBox="0 0 1879 8126">
          <text:p/>
        </draw:connector>
        <draw:connector draw:style-name="gr4" draw:text-style-name="P2" draw:layer="layout" draw:type="curve" svg:x1="9.069cm" svg:y1="26.6cm" svg:x2="7.384cm" svg:y2="24.231cm" draw:start-shape="id6" draw:start-glue-point="3" draw:end-shape="id4" draw:end-glue-point="2" svg:d="m9069 26600c-1124 0-1685-789-1685-2369" svg:viewBox="0 0 1686 2370">
          <text:p/>
        </draw:connector>
        <draw:connector draw:style-name="gr4" draw:text-style-name="P2" draw:layer="layout" draw:type="curve" svg:x1="0.25cm" svg:y1="21.714cm" svg:x2="4.769cm" svg:y2="22.537cm" draw:end-shape="id4" svg:d="m250 21714c3015 0 756 823 4519 823" svg:viewBox="0 0 4520 824">
          <text:p/>
        </draw:connector>
      </draw:page>
      <draw:page draw:name="page2" draw:style-name="dp1" draw:master-page-name="Default">
        <draw:connector draw:style-name="gr4" draw:text-style-name="P2" draw:layer="layout" draw:type="curve" svg:x1="4.784cm" svg:y1="7.6cm" svg:x2="7.501cm" svg:y2="5.083cm" draw:start-shape="id7" draw:start-glue-point="0" draw:end-shape="id8" draw:end-glue-point="3" svg:d="m4784 7600c0-1678 905-2517 2717-2517" svg:viewBox="0 0 2718 2518">
          <text:p/>
        </draw:connector>
        <draw:g>
          <draw:frame draw:style-name="gr6" draw:text-style-name="P1" xml:id="id9" draw:id="id9" draw:layer="layout" svg:width="3.882cm" svg:height="1.65cm" svg:x="13.419cm" svg:y="6.95cm">
            <draw:text-box>
              <text:p><text:span text:style-name="T2">Fulfill it</text:span></text:p>
            </draw:text-box>
          </draw:frame>
          <draw:frame draw:style-name="gr3" draw:text-style-name="P1" xml:id="id10" draw:id="id10" draw:layer="layout" svg:width="4.3cm" svg:height="1.6cm" svg:x="13.201cm" svg:y="10.1cm">
            <draw:text-box>
              <text:p><text:span text:style-name="T2">Refactor</text:span></text:p>
            </draw:text-box>
          </draw:frame>
          <draw:connector draw:style-name="gr4" draw:text-style-name="P2" draw:layer="layout" draw:type="curve" svg:x1="15.36cm" svg:y1="8.6cm" svg:x2="15.351cm" svg:y2="10.1cm" draw:start-shape="id9" draw:start-glue-point="2" draw:end-shape="id10" draw:end-glue-point="0" svg:d="m15360 8600c0 1125-9 375-9 1500" svg:viewBox="0 0 10 1501">
            <text:p/>
          </draw:connector>
        </draw:g>
        <draw:connector draw:style-name="gr4" draw:text-style-name="P2" draw:layer="layout" draw:type="curve" svg:x1="15.351cm" svg:y1="11.7cm" svg:x2="12.551cm" svg:y2="13.7cm" draw:start-shape="id10" draw:start-glue-point="2" draw:end-shape="id11" draw:end-glue-point="1" svg:d="m15351 11700c0 1334-933 2000-2800 2000" svg:viewBox="0 0 2801 2001">
          <text:p/>
        </draw:connector>
        <draw:connector draw:style-name="gr4" draw:text-style-name="P2" draw:layer="layout" draw:type="curve" svg:x1="0.25cm" svg:y1="8.614cm" svg:x2="2.169cm" svg:y2="9.294cm" draw:end-shape="id7" draw:end-glue-point="3" svg:d="m250 8614c1065 0 106 680 1919 680" svg:viewBox="0 0 1920 681">
          <text:p/>
        </draw:connector>
        <draw:frame draw:style-name="gr1" draw:text-style-name="P1" xml:id="id8" draw:id="id8" draw:layer="layout" svg:width="5.5cm" svg:height="4.367cm" svg:x="7.501cm" svg:y="2.9cm">
          <draw:text-box>
            <text:p><text:span text:style-name="T2">Make it unfulfilled for proper reason</text:span></text:p>
          </draw:text-box>
        </draw:frame>
        <draw:frame draw:style-name="gr7" draw:text-style-name="P1" xml:id="id11" draw:id="id11" draw:layer="layout" svg:width="4.6cm" svg:height="2.4cm" svg:x="7.951cm" svg:y="12.5cm">
          <draw:text-box>
            <text:p><text:span text:style-name="T2">Evaluate</text:span></text:p>
            <text:p><text:span text:style-name="T2">TODO list</text:span></text:p>
          </draw:text-box>
        </draw:frame>
        <draw:connector draw:style-name="gr4" draw:text-style-name="P2" draw:layer="layout" draw:type="curve" svg:x1="13.001cm" svg:y1="5.083cm" svg:x2="15.36cm" svg:y2="6.95cm" draw:start-shape="id8" draw:start-glue-point="1" draw:end-shape="id9" draw:end-glue-point="0" svg:d="m13001 5083c1573 0 2359 622 2359 1867" svg:viewBox="0 0 2360 1868">
          <text:p/>
        </draw:connector>
        <draw:connector draw:style-name="gr4" draw:text-style-name="P2" draw:layer="layout" draw:type="curve" svg:x1="7.951cm" svg:y1="13.7cm" svg:x2="4.784cm" svg:y2="10.988cm" draw:start-shape="id11" draw:start-glue-point="3" draw:end-shape="id7" svg:d="m7951 13700c-2112 0-3167-904-3167-2712" svg:viewBox="0 0 3168 2713">
          <text:p/>
        </draw:connector>
        <draw:frame draw:style-name="gr1" draw:text-style-name="P1" xml:id="id7" draw:id="id7" draw:layer="layout" svg:width="5.231cm" svg:height="3.388cm" svg:x="2.169cm" svg:y="7.6cm">
          <draw:text-box>
            <text:p><text:span text:style-name="T1">Write</text:span><text:span text:style-name="T2"> an </text:span><text:span text:style-name="T3">unfulfilled</text:span><text:span text:style-name="T2"> </text:span></text:p>
            <text:p><text:span text:style-name="T2">Stat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siek Gałęzowski</meta:initial-creator>
    <meta:creation-date>2013-05-03T22:23:39</meta:creation-date>
    <dc:date>2013-05-04T13:18:04</dc:date>
    <dc:creator>Grzesiek Gałęzowski</dc:creator>
    <meta:editing-duration>PT2M58S</meta:editing-duration>
    <meta:editing-cycles>2</meta:editing-cycles>
    <meta:generator>LibreOffice/4.0.2.2$Linux_x86 LibreOffice_project/400m0$Build-2</meta:generator>
    <meta:document-statistic meta:object-count="26"/>
  </office:meta>
</office:document-meta>
</file>